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04a19" officeooo:paragraph-rsid="00004a19" style:font-size-asian="15pt" style:font-size-complex="15pt"/>
    </style:style>
    <style:style style:name="P2" style:family="paragraph" style:parent-style-name="Preformatted_20_Text">
      <style:text-properties fo:font-size="15pt" officeooo:rsid="00004a19" officeooo:paragraph-rsid="00004a19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004a19" officeooo:paragraph-rsid="00004a19" style:font-size-asian="15pt" style:font-size-complex="15pt"/>
    </style:style>
    <style:style style:name="T1" style:family="text">
      <style:text-properties officeooo:rsid="000054bf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8 苦瓜封的母愛</text:p>
        <text:p text:style-name="P1"/>
        <text:p text:style-name="P1">自細漢，</text:p>
        <text:p text:style-name="P1">Tsū sè-hàn, </text:p>
        <text:p text:style-name="P1"/>
        <text:p text:style-name="P1">我就足愛食阿母煮的苦瓜封。</text:p>
        <text:p text:style-name="P1">guá tō tsiok ài tsia̍h a-bú tsú ê khóo-kue-hong. </text:p>
        <text:p text:style-name="P1"/>
        <text:p text:style-name="P1">阿母若廚師的手藝通人呵咾，</text:p>
        <text:p text:style-name="P1">A-bú ná tû-su ê tshiú-gē thong lâng o-ló,</text:p>
        <text:p text:style-name="P1"/>
        <text:p text:style-name="P1">苦瓜封若上桌，</text:p>
        <text:p text:style-name="P1"><text:s/>khóo-kue-hong nā tsiūnn-toh, </text:p>
        <text:p text:style-name="P1"/>
        <text:p text:style-name="P1">連鞭就鍋仔見底，</text:p>
        <text:p text:style-name="P1">liâm-mi tō ue-á kìnn té, </text:p>
        <text:p text:style-name="P1"/>
        <text:p text:style-name="P1">跤手慢鈍的就搶無份矣！</text:p>
        <text:p text:style-name="P1">kha-tshiú bān-tūn --ê tō tshiúnn bô hūn --ah!</text:p>
        <text:p text:style-name="P1"/>
        <text:p text:style-name="P1"/>
        <text:p text:style-name="P1"/>
        <text:p text:style-name="P1">苦瓜封是阿母的手路菜，</text:p>
        <text:p text:style-name="P1">Khóo-kue-hong sī a-bú ê tshiú-lōo-tshài, </text:p>
        <text:p text:style-name="P1"/>
        <text:p text:style-name="P1">嘛是阮全家上愛食的料理。</text:p>
        <text:p text:style-name="P1">mā sī guán tsuân-ke siōng ài tsia̍h ê liāu-lí. </text:p>
        <text:p text:style-name="P1"/>
        <text:p text:style-name="P1">這馬，</text:p>
        <text:p text:style-name="P1">Tsit-má,</text:p>
        <text:p text:style-name="P1"/>
        <text:p text:style-name="P1">阿母已經離開阮去天國矣，</text:p>
        <text:p text:style-name="P1">a-bú í-king lī-khui guán khì thian-kok --ah, </text:p>
        <text:p text:style-name="P1"/>
        <text:p text:style-name="P1">數念伊的時陣，</text:p>
        <text:p text:style-name="P1">siàu-liām i ê sî-tsūn, </text:p>
        <text:p text:style-name="P1"/>
        <text:p text:style-name="P1">我就會去灶跤，</text:p>
        <text:p text:style-name="P1">guá tō ē khì tsàu-kha, </text:p>
        <text:p text:style-name="P1"/>
        <text:p text:style-name="P1">綴阿母的步數，</text:p>
        <text:p text:style-name="P1">tuè a-bú ê pōo-sòo, </text:p>
        <text:p text:style-name="P1"/>
        <text:p text:style-name="P1">煮一鍋苦瓜封來食。</text:p>
        <text:p text:style-name="P1">tsú tsi̍t ue khóo-kue-hong lâi tsia̍h. </text:p>
        <text:p text:style-name="P1"/>
        <text:p text:style-name="P1">食落喉的苦瓜封，</text:p>
        <text:p text:style-name="P1">Tsia̍h lo̍h âu ê khóo-kue-hong, </text:p>
        <text:p text:style-name="P1"/>
        <text:p text:style-name="P1">每一喙攏有阿母甘甘甜甜的愛。</text:p>
        <text:p text:style-name="P1">muí tsi̍t tshuì lóng ū a-bú kam-kam-tinn-tinn ê ài. </text:p>
        <text:p text:style-name="P1"/>
        <text:p text:style-name="P1">阮囝若食著苦瓜封，</text:p>
        <text:p text:style-name="P1">Guán kiánn nā tsia̍h-tio̍h khóo-kue-hong, </text:p>
        <text:p text:style-name="P1"/>
        <text:p text:style-name="P1">in就知影阿母咧想外媽矣！</text:p>
        <text:p text:style-name="P1">in tō tsai-iánn a-bú teh siūnn guā-má --ah!</text:p>
        <text:p text:style-name="P1"/>
        <text:p text:style-name="P1"/>
        <text:p text:style-name="P1">好佳哉，</text:p>
        <text:p text:style-name="P1">Hó-ka-tsài, </text:p>
        <text:p text:style-name="P1"/>
        <text:p text:style-name="P1">我做囡仔的時，</text:p>
        <text:p text:style-name="P1">guá tsò gín-á ê sî, </text:p>
        <text:p text:style-name="P1"/>
        <text:p text:style-name="P1">有共阿母的功夫學過手。</text:p>
        <text:p text:style-name="P1">ū kā a-bú ê kang-hu o̍h kuè tshiú. </text:p>
        <text:p text:style-name="P1"><text:soft-page-break/></text:p>
        <text:p text:style-name="P1">阿母講：「查某囡仔以後嫁人愛扞家，</text:p>
        <text:p text:style-name="P1">A-bú kóng: “Tsa-bóo gín-á í-āu kè--lâng ài huānn-ke, </text:p>
        <text:p text:style-name="P1"/>
        <text:p text:style-name="P1">功夫學上手，</text:p>
        <text:p text:style-name="P1">kang-hu o̍h tsiūnn-tshiú, </text:p>
        <text:p text:style-name="P1"/>
        <text:p text:style-name="P1">就一世人用會著。」</text:p>
        <text:p text:style-name="P1">tō tsi̍t-sì-lâng iōng ē tio̍h.” </text:p>
        <text:p text:style-name="P1"/>
        <text:p text:style-name="P1">伊教我先共香菇絲佮薑絲剁予幼幼，</text:p>
        <text:p text:style-name="P1">I kà guá sing kā hiunn-koo-si kah kiunn-si tok hōo iù-iù, </text:p>
        <text:p text:style-name="P1"/>
        <text:p text:style-name="P1">紲落去佮魚漿、絞肉、蝦米、蔥仔珠和香油摻做伙，</text:p>
        <text:p text:style-name="P1">suà --lo̍h-khì kah hî-tsiunn, ká-bah, hê-bí, tshang-á-tsu hām hiang-iû tsham tsò-hué, </text:p>
        <text:p text:style-name="P1"/>
        <text:p text:style-name="P1">才閣施展五爪功共遮的材料搜予齊勻。</text:p>
        <text:p text:style-name="P1">tsiah koh si-tián ngóo-jiáu-kong kā tsia-ê tsâi-liāu tshiau hōo tsiâu-ûn. </text:p>
        <text:p text:style-name="P1"/>
        <text:p text:style-name="P1">上煞尾共櫼入去苦瓜中箍，</text:p>
        <text:p text:style-name="P1">Siōng suah-bué kā tsinn --ji̍p-khì khóo-kue tiong-khoo, </text:p>
        <text:p text:style-name="P1"/>
        <text:p text:style-name="P1">鍋仔內底囥水用文文仔火煨半點鐘。</text:p>
        <text:p text:style-name="P1">ue-á lāi-té khǹg tsuí iōng bûn-bûn-á hué ue puànn tiám-tsing. </text:p>
        <text:p text:style-name="P1"/>
        <text:p text:style-name="P1">燒喔！</text:p>
        <text:p text:style-name="P1">Sio --ooh! </text:p>
        <text:p text:style-name="P1"/>
        <text:p text:style-name="P1">苦瓜封來囉！</text:p>
        <text:p text:style-name="P1">Khóo-kue-hong lâi --looh!</text:p>
        <text:p text:style-name="P1"/>
        <text:p text:style-name="P1"/>
        <text:p text:style-name="P1"/>
        <text:p text:style-name="P1"/>
        <text:p text:style-name="P1">是啦！</text:p>
        <text:p text:style-name="P1">Sī --lah! </text:p>
        <text:p text:style-name="P1"/>
        <text:p text:style-name="P1">苦瓜封，</text:p>
        <text:p text:style-name="P1">Khóo-kue-hong, </text:p>
        <text:p text:style-name="P1"/>
        <text:p text:style-name="P1">毋但封牢阮對爸母的感恩佮數念，</text:p>
        <text:p text:style-name="P1">m̄-nā hong-tiâu guán tuì pē-bú ê kám-un kah siàu-liām, </text:p>
        <text:p text:style-name="P1"/>
        <text:p text:style-name="P1">嘛封存阮人生「食苦就是食補」的奮鬥意志。</text:p>
        <text:p text:style-name="P1">mā hong-tsûn guán jîn-sing “Tsia̍h khóo tō sī tsia̍h póo” ê hùn-tàu ì-tsì. </text:p>
        <text:p text:style-name="P1"/>
        <text:p text:style-name="P1">幾十年來，</text:p>
        <text:p text:style-name="P1">Kuí tsa̍p nî lâi, </text:p>
        <text:p text:style-name="P1"/>
        <text:p text:style-name="P1">一直鼓舞家己愛有「先苦而後甘」的精神！</text:p>
        <text:p text:style-name="P1">it-ti̍t kóo-bú ka-kī ài ū “sing khóo jî hiō kam” ê tsing-sîn!</text:p>
        <text:p text:style-name="P1"/>
        <text:p text:style-name="P1"/>
        <text:p text:style-name="P1"/>
        <text:p text:style-name="P1"/>
        <text:p text:style-name="P1"/>
        <text:p text:style-name="P3">這馬的囡仔無愛食苦瓜封，</text:p>
        <text:p text:style-name="P1">Tsit-má ê gín-á bô ài tsia̍h khóo-kue-hong, </text:p>
        <text:p text:style-name="P1"/>
        <text:p text:style-name="P1">毋過阮佇夢中較想嘛是伊。</text:p>
        <text:p text:style-name="P1">m̄-koh guán tī bāng-tiong khah siūnn mā sī i. </text:p>
        <text:p text:style-name="P1"/>
        <text:p text:style-name="P1">佇四、五十年代，</text:p>
        <text:p text:style-name="P1">Tī sì, gōo-tsa̍p nî-tāi, </text:p>
        <text:p text:style-name="P1"/>
        <text:p text:style-name="P1">物資欠缺的環境，</text:p>
        <text:p text:style-name="P1">bu̍t-tsu khiàm-khueh ê khuân-kíng,</text:p>
        <text:p text:style-name="P1"/>
        <text:p text:style-name="P1">阮爸母逐工攏愛操煩七个囡仔的三頓。</text:p>
        <text:p text:style-name="P1">guán pē-bú ta̍k kang lóng ài tshau-huân tshit ê gín-á ê sann tǹg. </text:p>
        <text:p text:style-name="P1"/>
        <text:p text:style-name="P1">逐日天一下光，</text:p>
        <text:p text:style-name="P1">Ta̍k ji̍t thinn tsi̍t-ē kng, </text:p>
        <text:p text:style-name="P1"/>
        <text:p text:style-name="P1">就喙仔開開等欲食，</text:p>
        <text:p text:style-name="P1">tō tshuì-á khui-khui tán beh tsia̍h, </text:p>
        <text:p text:style-name="P1"/>
        <text:p text:style-name="P1">擔頭實在有夠重。</text:p>
        <text:p text:style-name="P1">tànn-thâu si̍t-tsāi ū-kàu tāng. </text:p>
        <text:p text:style-name="P1"/>
        <text:p text:style-name="P1">阮若放學攏愛趁縫做家庭手工，</text:p>
        <text:p text:style-name="P1">Guán nā pàng-o̍h lóng ài thàn phāng tsò ka-tîng tshiú-kang, </text:p>
        <text:p text:style-name="P1"/>
        <text:p text:style-name="P1">加減趁較袂散嘛！</text:p>
        <text:p text:style-name="P1">ke-kiám thàn khah bē sàn --mah!</text:p>
        <text:p text:style-name="P1"/>
        <text:p text:style-name="P1"/>
        <text:p text:style-name="P1">艱苦過日一站仔，</text:p>
        <text:p text:style-name="P1">Kan-khóo kuè-ji̍t tsi̍t-tsām-á, </text:p>
        <text:p text:style-name="P1"/>
        <text:p text:style-name="P1">阿母就會煮苦瓜封來予阮補喙空。</text:p>
        <text:p text:style-name="P1">a-bú tō ē tsú khóo-kue-hong lâi hōo guán póo tshuì-khang. </text:p>
        <text:p text:style-name="P1"/>
        <text:p text:style-name="P1">你敢知影，</text:p>
        <text:p text:style-name="P1">Lí kám tsai-iánn, </text:p>
        <text:p text:style-name="P1"/>
        <text:p text:style-name="P1">佇辛苦拍拚了後，</text:p>
        <text:p text:style-name="P1">tī sin-khóo phah-piànn liáu-āu, </text:p>
        <text:p text:style-name="P1"/>
        <text:p text:style-name="P1">會當食著一塊苦瓜封閣啉一碗湯，</text:p>
        <text:p text:style-name="P1">ē-tàng tsia̍h-tio̍h tsi̍t tè khóo-kue-hong koh lim tsi̍t uánn thng, </text:p>
        <text:p text:style-name="P1"/>
        <text:p text:style-name="P1">規个人的元氣就會真飽滇。</text:p>
        <text:p text:style-name="P1">kui-ê lâng ê guân-khì tō ē tsin pá-tīnn. </text:p>
        <text:p text:style-name="P1"/>
        <text:p text:style-name="P1">無騙你，</text:p>
        <text:p text:style-name="P1">Bô phiàn --lí, </text:p>
        <text:p text:style-name="P1"/>
        <text:p text:style-name="P1">苦瓜真正袂苦，</text:p>
        <text:p text:style-name="P1">khóo-kue tsin-tsiànn bē khóo, </text:p>
        <text:p text:style-name="P1"/>
        <text:p text:style-name="P1">顛倒是甘甜的。</text:p>
        <text:p text:style-name="P1">tian-tó sī kam-tinn --ê. </text:p>
        <text:p text:style-name="P1"/>
        <text:p text:style-name="P1"/>
        <text:p text:style-name="P3">窒入喙彼種滿足佮快樂，</text:p>
        <text:p text:style-name="P1">That-ji̍p tshuì hit tsióng buán-tsiok kah khuài-lo̍k, </text:p>
        <text:p text:style-name="P1"/>
        <text:p text:style-name="P1">就親像規身軀關節攏拍通仝款，</text:p>
        <text:p text:style-name="P1">tō tshin-tshiūnn kui sin-khu kuan-tsat lóng phah-thong kāng-khuán, </text:p>
        <text:p text:style-name="P1"/>
        <text:p text:style-name="P1">予人輕鬆甲呼噓仔兼幌跤！</text:p>
        <text:p text:style-name="P1">hōo lâng khin-sang kah khoo-si-á kiam hàinn kha!</text:p>
        <text:p text:style-name="P1"/>
        <text:p text:style-name="P1"/>
        <text:p text:style-name="P1"/>
        <text:p text:style-name="P1"/>
        <text:p text:style-name="P1">記持內底的苦瓜封，</text:p>
        <text:p text:style-name="P1">Kì-tî lāi-té ê khóo-kue-hong, </text:p>
        <text:p text:style-name="P1"/>
        <text:p text:style-name="P1">包含爸母栽培囝兒序細的苦心，</text:p>
        <text:p text:style-name="P1">pau-hâm pē-bú tsai-puê kiánn-jî sī-sè ê khóo-sim, </text:p>
        <text:p text:style-name="P1"/>
        <text:p text:style-name="P1">封存人生的百般滋味。</text:p>
        <text:p text:style-name="P1">hong-tsûn jîn-sing ê pah-puann tsu-bī. </text:p>
        <text:p text:style-name="P1"/>
        <text:p text:style-name="P1">充滿考驗的人生內底，</text:p>
        <text:p text:style-name="P1">Tshiong-buán khó-giām ê jîn-sing lāi-té, </text:p>
        <text:p text:style-name="P1"/>
        <text:p text:style-name="P1">目屎摻笑聲，</text:p>
        <text:p text:style-name="P1">ba̍k-sái tsham tshiò-siann, </text:p>
        <text:p text:style-name="P1"/>
        <text:p text:style-name="P1">點滴在心內。</text:p>
        <text:p text:style-name="P1">tiám-tih tsāi sim-lāi. </text:p>
        <text:p text:style-name="P1"/>
        <text:p text:style-name="P1"/>
        <text:p text:style-name="P1">我感恩，</text:p>
        <text:p text:style-name="P1">Guá kám-un, </text:p>
        <text:p text:style-name="P1"/>
        <text:p text:style-name="P1">阿母教予我的是一生寶貴的手藝佮意志，</text:p>
        <text:p text:style-name="P1">a-bú kà hōo guá --ê sī it-sing pó-kuì ê tshiú-gē kah ì-tsì, </text:p>
        <text:p text:style-name="P1"/>
        <text:p text:style-name="P1">是無價的嫁妝。</text:p>
        <text:p text:style-name="P1">sī bû-kè ê kè-tsng. </text:p>
        <text:p text:style-name="P1"/>
        <text:p text:style-name="P1">這馬食苦瓜封，</text:p>
        <text:p text:style-name="P1">Tsit-má tsia̍h khóo-kue-hong, </text:p>
        <text:p text:style-name="P1"/>
        <text:p text:style-name="P1">是阮對阿母深深深的思念，</text:p>
        <text:p text:style-name="P1">sī guán tuì a-bú tshim-tshim-tshim ê su-liām, </text:p>
        <text:p text:style-name="P1"/>
        <text:p text:style-name="P1">查某囝對阿母的相思就寄佇遐！</text:p>
        <text:p text:style-name="P1">tsa-bóo-kiánn tuì a-bú ê siunn-si tō kià tī hia! </text:p>
        <text:p text:style-name="P1"/>
        <text:p text:style-name="P1">阿母，</text:p>
        <text:p text:style-name="P1">A-bú, </text:p>
        <text:p text:style-name="P1"/>
        <text:p text:style-name="P1">多謝你，</text:p>
        <text:p text:style-name="P1">to-siā --lí, </text:p>
        <text:p text:style-name="P1"/>
        <text:p text:style-name="P1">你的外孫小等咧欲轉來食飯矣，</text:p>
        <text:p text:style-name="P1">lí ê guā-sun sió-tán --leh beh tńg--lâi tsia̍h-pn̄g --ah, </text:p>
        <text:p text:style-name="P1"/>
        <text:p text:style-name="P1">我愛來去灶跤煨苦瓜封矣！</text:p>
        <text:p text:style-name="P1">guá ài lâi-khì tsàu-kha ue khóo-kue-hong --ah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054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68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2:19:14.502078969</dc:date>
    <meta:editing-duration>PT1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52" meta:word-count="1229" meta:character-count="3566" meta:non-whitespace-character-count="3123"/>
  </office:meta>
</office:document-meta>
</file>